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la en el subte subatómico</text:p>
      <text:p text:style-name="P1"/>
      <text:p text:style-name="Standard">¿Cuál es tu favorito, el tiempo o el espacio? No sé, nunca lo había pensado. A mí me gusta el tiempo, es más exclusivo. ¿Cómo es eso? Pensalo, vamos a poder estar aquí nuevamente, pero nunca vamos a poder estar ahora nueva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jconti </meta:initial-creator>
    <meta:creation-date>2012-02-02T21:10:02</meta:creation-date>
    <dc:date>2012-03-22T19:24:47</dc:date>
    <dc:creator>jjconti </dc:creator>
    <meta:editing-duration>PT00H05M38S</meta:editing-duration>
    <meta:editing-cycles>4</meta:editing-cycles>
    <meta:generator>OpenOffice.org/3.2$Unix OpenOffice.org_project/320m12$Build-9483</meta:generator>
    <meta:document-statistic meta:table-count="0" meta:image-count="0" meta:object-count="0" meta:page-count="1" meta:paragraph-count="2" meta:word-count="47" meta:character-count="257"/>
  </office:meta>
</office:document-meta>
</file>